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fo:min-height="2.002cm" fo:min-width="6.25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fill="solid" draw:fill-color="#00cccc" draw:textarea-vertical-align="middle" draw:auto-grow-height="false" fo:min-height="0.749cm" fo:min-width="0.499cm" fo:wrap-option="wrap"/>
    </style:style>
    <style:style style:name="gr6" style:family="graphic" style:parent-style-name="standard">
      <style:graphic-properties draw:fill="solid" draw:fill-color="#ff3366" draw:textarea-horizontal-align="justify" draw:textarea-vertical-align="middle" draw:auto-grow-height="fals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дролдро пропр проп рлпр </text:p>
          </draw:text-box>
        </draw:frame>
        <draw:frame presentation:style-name="pr2" draw:layer="layout" svg:width="24.639cm" svg:height="12.179cm" svg:x="1.4cm" svg:y="4.914cm" presentation:class="subtitle">
          <draw:text-box>
            <text:p>Ено еро</text:p>
          </draw:text-box>
        </draw:frame>
        <draw:custom-shape draw:style-name="gr1" draw:layer="layout" svg:width="19.2cm" svg:height="6.4cm" svg:x="3.2cm" svg:y="8.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custom-shape draw:style-name="gr3" draw:text-style-name="P1" draw:layer="layout" svg:width="9.8cm" svg:height="3.8cm" svg:x="6.4cm" svg:y="1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3.6cm" svg:height="6.8cm" svg:x="18.4cm" svg:y="8.6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9cm" svg:x="1.4cm" svg:y="4.914cm" presentation:class="outline" presentation:placeholder="true">
          <draw:text-box/>
        </draw:frame>
        <draw:custom-shape draw:style-name="gr5" draw:text-style-name="P1" draw:layer="layout" svg:width="5.4cm" svg:height="5.6cm" svg:x="4.8cm" svg:y="9.8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 draw:text-style-name="P1" draw:layer="layout" svg:width="6.8cm" svg:height="4.2cm" svg:x="15.4cm" svg:y="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19T18:05:40</meta:creation-date>
    <dc:date>2013-11-19T18:07:23</dc:date>
    <meta:editing-duration>P0D</meta:editing-duration>
    <meta:editing-cycles>1</meta:editing-cycles>
    <meta:document-statistic meta:object-count="38"/>
    <meta:generator>LibreOffice/3.5$Linux_X86_64 LibreOffice_project/350m1$Build-2</meta:generator>
  </office:meta>
</office:document-meta>
</file>